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3f99b" officeooo:paragraph-rsid="0013f99b"/>
    </style:style>
    <style:style style:name="P2" style:family="paragraph" style:parent-style-name="Standard">
      <style:text-properties officeooo:rsid="0013f99b" officeooo:paragraph-rsid="00155071"/>
    </style:style>
    <style:style style:name="P3" style:family="paragraph" style:parent-style-name="Standard">
      <style:text-properties officeooo:rsid="00155071" officeooo:paragraph-rsid="00155071"/>
    </style:style>
    <style:style style:name="P4" style:family="paragraph" style:parent-style-name="Standard">
      <style:text-properties officeooo:rsid="00155071" officeooo:paragraph-rsid="001ade17"/>
    </style:style>
    <style:style style:name="P5" style:family="paragraph" style:parent-style-name="Standard">
      <style:text-properties officeooo:rsid="0016861c" officeooo:paragraph-rsid="0016861c"/>
    </style:style>
    <style:style style:name="P6" style:family="paragraph" style:parent-style-name="Standard">
      <style:text-properties officeooo:rsid="00170133" officeooo:paragraph-rsid="00170133"/>
    </style:style>
    <style:style style:name="P7" style:family="paragraph" style:parent-style-name="Standard">
      <style:text-properties fo:font-size="18pt" officeooo:rsid="0013f99b" officeooo:paragraph-rsid="0013f99b" style:font-size-asian="18pt" style:font-size-complex="18pt"/>
    </style:style>
    <style:style style:name="P8" style:family="paragraph" style:parent-style-name="Standard">
      <style:text-properties officeooo:rsid="001a737a" officeooo:paragraph-rsid="001a737a"/>
    </style:style>
    <style:style style:name="P9" style:family="paragraph" style:parent-style-name="Standard">
      <style:text-properties officeooo:rsid="001ade17" officeooo:paragraph-rsid="001ade17"/>
    </style:style>
    <style:style style:name="P10" style:family="paragraph" style:parent-style-name="Standard">
      <style:text-properties style:text-underline-style="solid" style:text-underline-width="auto" style:text-underline-color="font-color" officeooo:rsid="0016861c" officeooo:paragraph-rsid="0016861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55071" style:font-weight-asian="bold" style:font-weight-complex="bold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" style:family="text">
      <style:text-properties style:text-underline-style="solid" style:text-underline-width="auto" style:text-underline-color="font-color" fo:font-weight="bold" officeooo:rsid="0016861c" style:font-weight-asian="bold" style:font-weight-complex="bold"/>
    </style:style>
    <style:style style:name="T6" style:family="text">
      <style:text-properties style:text-underline-style="solid" style:text-underline-width="auto" style:text-underline-color="font-color" fo:font-weight="bold" officeooo:rsid="0018a1d1" style:font-weight-asian="bold" style:font-weight-complex="bold"/>
    </style:style>
    <style:style style:name="T7" style:family="text">
      <style:text-properties style:text-underline-style="solid" style:text-underline-width="auto" style:text-underline-color="font-color" officeooo:rsid="0013f99b"/>
    </style:style>
    <style:style style:name="T8" style:family="text">
      <style:text-properties style:text-underline-style="solid" style:text-underline-width="auto" style:text-underline-color="font-color" officeooo:rsid="00155071"/>
    </style:style>
    <style:style style:name="T9" style:family="text">
      <style:text-properties style:text-underline-style="solid" style:text-underline-width="auto" style:text-underline-color="font-color" officeooo:rsid="0019836f"/>
    </style:style>
    <style:style style:name="T10" style:family="text">
      <style:text-properties style:text-underline-style="solid" style:text-underline-width="auto" style:text-underline-color="font-color" fo:font-weight="normal" officeooo:rsid="001a737a" style:font-weight-asian="normal" style:font-weight-complex="normal"/>
    </style:style>
    <style:style style:name="T11" style:family="text">
      <style:text-properties style:text-underline-style="solid" style:text-underline-width="auto" style:text-underline-color="font-color" officeooo:rsid="001a737a"/>
    </style:style>
    <style:style style:name="T12" style:family="text">
      <style:text-properties style:text-underline-style="solid" style:text-underline-width="auto" style:text-underline-color="font-color" officeooo:rsid="001ade17"/>
    </style:style>
    <style:style style:name="T13" style:family="text">
      <style:text-properties style:text-underline-style="none"/>
    </style:style>
    <style:style style:name="T14" style:family="text">
      <style:text-properties style:text-underline-style="none" officeooo:rsid="00155071"/>
    </style:style>
    <style:style style:name="T15" style:family="text">
      <style:text-properties style:text-underline-style="none" officeooo:rsid="001a737a"/>
    </style:style>
    <style:style style:name="T16" style:family="text">
      <style:text-properties style:text-underline-style="none" officeooo:rsid="001ade17"/>
    </style:style>
    <style:style style:name="T17" style:family="text">
      <style:text-properties style:text-underline-style="none" fo:font-weight="bold" style:font-weight-asian="bold" style:font-weight-complex="bold"/>
    </style:style>
    <style:style style:name="T18" style:family="text">
      <style:text-properties officeooo:rsid="00155071"/>
    </style:style>
    <style:style style:name="T19" style:family="text">
      <style:text-properties officeooo:rsid="0018a1d1"/>
    </style:style>
    <style:style style:name="T20" style:family="text">
      <style:text-properties officeooo:rsid="001a737a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fo:font-weight="normal" officeooo:rsid="001a737a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Tablas #NiUnaMenos</text:p>
      <text:p text:style-name="P7"/>
      <text:p text:style-name="P1">provincia ( <text:span text:style-name="T1">id_provincia</text:span>, nombre )</text:p>
      <text:p text:style-name="P1"/>
      <text:p text:style-name="P1">ciudad (<text:span text:style-name="T1">id_ciudad</text:span>, nombre, <text:span text:style-name="T3">id_provincia</text:span>)</text:p>
      <text:p text:style-name="P1"/>
      <text:p text:style-name="P1">persona ( <text:span text:style-name="T1">id_persona</text:span>, tipo_dni, numero_dni, nombre, apellido, fecha_nacimiento, sexo, telefono, <text:tab/> <text:s text:c="2"/>direccion, email, <text:span text:style-name="T3">id_ciudad</text:span>)</text:p>
      <text:p text:style-name="P1"/>
      <text:p text:style-name="P1">tipo_relacion (<text:span text:style-name="T1">id_tipo_relacion</text:span>, nombre)</text:p>
      <text:p text:style-name="P1"/>
      <text:p text:style-name="P8">rol (<text:span text:style-name="T1">id_rol</text:span>, nombre)</text:p>
      <text:p text:style-name="P1"/>
      <text:p text:style-name="P1"><text:span text:style-name="T19">se_relaciona</text:span> (<text:span text:style-name="T4">id_persona, id_tipo_relacion, id_persona</text:span>)</text:p>
      <text:p text:style-name="P1"/>
      <text:p text:style-name="P1">agresor (<text:span text:style-name="T4">id_persona_</text:span><text:span text:style-name="T6">agresor</text:span>, <text:span text:style-name="T19">perfil_psicologico</text:span> )</text:p>
      <text:p text:style-name="P1"/>
      <text:p text:style-name="P1">usuario (<text:span text:style-name="T4">id_persona_</text:span><text:span text:style-name="T6">usuario</text:span>, <text:span text:style-name="T10">id_rol</text:span><text:span text:style-name="T20">, </text:span><text:span text:style-name="T11">id_estado</text:span><text:span text:style-name="T20">, aspecto_relevante </text:span>)</text:p>
      <text:p text:style-name="P1"/>
      <text:p text:style-name="P1"><text:span text:style-name="T18">caso</text:span> ( <text:span text:style-name="T1">id_</text:span><text:span text:style-name="T2">caso</text:span>, <text:span text:style-name="T3">id_persona_</text:span><text:span text:style-name="T8">usuario</text:span><text:span text:style-name="T13">, </text:span><text:span text:style-name="T12">id_estado</text:span><text:span text:style-name="T16">, </text:span><text:span text:style-name="T15">expediente </text:span>)</text:p>
      <text:p text:style-name="P2"/>
      <text:p text:style-name="P2">tipo_alerta ( <text:span text:style-name="T1">id_tipo_alerta</text:span><text:span text:style-name="T21">, </text:span><text:span text:style-name="T22">nombre </text:span>)</text:p>
      <text:p text:style-name="P1"/>
      <text:p text:style-name="P1">alerta ( <text:span text:style-name="T1">id_alerta</text:span>, fecha, hora, gps_lat, gps_lng, <text:span text:style-name="T3">id_persona_</text:span><text:span text:style-name="T9">usuario</text:span>, <text:span text:style-name="T3">id_tipo_alerta</text:span><text:span text:style-name="T13">, <text:tab/></text:span><text:span text:style-name="T8">id_empleado_operador</text:span><text:span text:style-name="T14">, </text:span><text:span text:style-name="T15">observacion</text:span><text:span text:style-name="T14"> </text:span>)</text:p>
      <text:p text:style-name="P9"/>
      <text:p text:style-name="P9">estado (<text:span text:style-name="T1">id_estado</text:span>, nombre)</text:p>
      <text:p text:style-name="P1"/>
      <text:p text:style-name="P4">empleado ( <text:span text:style-name="T1">id_empleado</text:span>, <text:span text:style-name="T11">id_rol</text:span><text:span text:style-name="T20">, </text:span><text:span text:style-name="T11">id_estado</text:span><text:span text:style-name="T20">, tipo_dni, numero_dni, nombre, apellido, </text:span></text:p>
      <text:p text:style-name="P4"><text:span text:style-name="T20"><text:tab/> <text:s text:c="5"/>fecha_nacimiento, sexo, telefono, direccion, email, </text:span><text:span text:style-name="T7">id_ciudad</text:span>)</text:p>
      <text:p text:style-name="P3"/>
      <text:p text:style-name="P3">operador ( <text:span text:style-name="T4">id_empleado_</text:span><text:span text:style-name="T5">operador</text:span>, )</text:p>
      <text:p text:style-name="P3"/>
      <text:p text:style-name="P3">asiste ( <text:span text:style-name="T4">id_persona_usuario, id_empleado_operador</text:span><text:span text:style-name="T1">, fecha, hora</text:span>, descripción )</text:p>
      <text:p text:style-name="P3"/>
      <text:p text:style-name="P3">involucra ( <text:span text:style-name="T4">id_persona_</text:span><text:span text:style-name="T5">usuario</text:span><text:span text:style-name="T4">, id_</text:span><text:span text:style-name="T5">caso </text:span>)</text:p>
      <text:p text:style-name="P3"/>
      <text:p text:style-name="P3">generada_por ( <text:span text:style-name="T4">id_persona_agresor, id_</text:span><text:span text:style-name="T5">caso </text:span>)</text:p>
      <text:p text:style-name="P3"/>
      <text:p text:style-name="P5">atiende ( <text:span text:style-name="T4">id_empleado_operador, id_caso</text:span><text:span text:style-name="T17"> </text:span>)</text:p>
      <text:p text:style-name="P5"/>
      <text:p text:style-name="P5">profesional ( <text:span text:style-name="T4">id_empleado_profesional</text:span>, profesion, <text:span text:style-name="T3">id_grupo_asistencia</text:span><text:span text:style-name="T13"> </text:span>)</text:p>
      <text:p text:style-name="P5"/>
      <text:p text:style-name="P5">interviene ( <text:span text:style-name="T4">id_caso, id_empleado_profesional </text:span>)</text:p>
      <text:p text:style-name="P5"/>
      <text:p text:style-name="P5">grupo de asistencia ( <text:span text:style-name="T4">id_grupo_de_asistencia</text:span>, nombre )</text:p>
      <text:p text:style-name="P5"/>
      <text:p text:style-name="P5">centro_asistencial ( <text:span text:style-name="T1">id_centro_asistencial</text:span>, direccion, telefono, gps_lat, gps_lng )</text:p>
      <text:p text:style-name="P10"/>
      <text:p text:style-name="P5">tipo_centro_asistencial ( <text:span text:style-name="T1">id_tipo_centro_asistencial, nombre </text:span>)</text:p>
      <text:p text:style-name="P5"/>
      <text:p text:style-name="P6"><text:soft-page-break/>se contacta (<text:span text:style-name="T13"> </text:span><text:span text:style-name="T4">id_empleado_operador, id_centro_asistencial</text:span><text:span text:style-name="T1">, fecha, hora, </text:span>descripcion )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3T19:31:06.796571141</meta:creation-date>
    <dc:date>2016-10-13T20:31:28.623543664</dc:date>
    <meta:editing-duration>PT16M33S</meta:editing-duration>
    <meta:editing-cycles>5</meta:editing-cycles>
    <meta:generator>LibreOffice/5.1.4.2$Linux_X86_64 LibreOffice_project/10m0$Build-2</meta:generator>
    <meta:document-statistic meta:table-count="0" meta:image-count="0" meta:object-count="0" meta:page-count="2" meta:paragraph-count="26" meta:word-count="153" meta:character-count="1488" meta:non-whitespace-character-count="1348"/>
  </office:meta>
</office:document-meta>
</file>